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2" style:family="graphic" style:parent-style-name="standard">
      <style:graphic-properties svg:stroke-width="0cm" draw:fill="solid" draw:fill-color="#000000" draw:textarea-horizontal-align="justify" draw:textarea-vertical-align="middle" draw:auto-grow-height="false" fo:padding-top="0.087cm" fo:padding-bottom="0.087cm" fo:padding-left="0.212cm" fo:padding-right="0.212cm"/>
    </style:style>
    <style:style style:name="gr3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4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3cm" svg:stroke-color="#000000" draw:marker-start-width="0.3cm" draw:marker-start-center="false" draw:marker-end="Arrow" draw:marker-end-width="0.3cm" draw:marker-end-center="false" draw:fill="none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3cm" svg:stroke-color="#000000" draw:marker-start-width="0.09cm" draw:marker-start-center="false" draw:marker-end="Rounded_20_short_20_Arrow" draw:marker-end-width="0.101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_20_496" svg:stroke-width="0.03cm" svg:stroke-color="#000000" draw:marker-start-width="0.3cm" draw:marker-start-center="false" draw:marker-end-width="0.3cm" draw:marker-end-center="false" draw:fill="solid" draw:fill-color="#b3b3b3" draw:fill-gradient-name="Gradient_20_10" draw:fill-hatch-name="Hatch_20_63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_20_497" svg:stroke-width="0.03cm" svg:stroke-color="#000000" draw:marker-start-width="0.3cm" draw:marker-start-center="false" draw:marker-end-width="0.3cm" draw:marker-end-center="false" draw:fill="none" draw:fill-color="#b3b3b3" draw:fill-gradient-name="Gradient_20_10" draw:fill-hatch-name="Hatch_20_63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_20_498" svg:stroke-width="0.03cm" svg:stroke-color="#000000" draw:marker-start-width="0.3cm" draw:marker-start-center="false" draw:marker-end-width="0.3cm" draw:marker-end-center="false" draw:fill="solid" draw:fill-color="#b3b3b3" draw:fill-gradient-name="Gradient_20_10" draw:fill-hatch-name="Hatch_20_63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7" style:family="graphic" style:parent-style-name="standard">
      <style:graphic-properties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2.122cm" svg:y="1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111cm" svg:height="0.072cm" svg:x="2.325cm" svg:y="1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111cm" svg:height="0.072cm" svg:x="2.325cm" svg:y="2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.022cm" svg:y1="0.406cm" svg:x2="7.273cm" svg:y2="0.406cm">
          <text:p/>
        </draw:line>
        <draw:line draw:style-name="gr3" draw:text-style-name="P1" draw:layer="layout" svg:x1="2.381cm" svg:y1="3.566cm" svg:x2="2.381cm" svg:y2="2.073cm">
          <text:p/>
        </draw:line>
        <draw:line draw:style-name="gr3" draw:text-style-name="P1" draw:layer="layout" svg:x1="2.395cm" svg:y1="3.556cm" svg:x2="7.262cm" svg:y2="3.556cm">
          <text:p/>
        </draw:line>
        <draw:g>
          <draw:ellipse draw:style-name="gr4" draw:text-style-name="P2" draw:layer="layout" svg:width="0.189cm" svg:height="0.403cm" draw:transform="rotate (-1.57079632679579) translate (5.149cm 2.445cm)" draw:kind="arc" draw:start-angle="180.43" draw:end-angle="0.26">
            <text:p/>
          </draw:ellipse>
          <draw:ellipse draw:style-name="gr5" draw:text-style-name="P2" draw:layer="layout" svg:width="0.189cm" svg:height="0.403cm" draw:transform="rotate (-1.57079632679579) translate (5.149cm 2.634cm)" draw:kind="arc" draw:start-angle="180.43" draw:end-angle="0.26">
            <text:p/>
          </draw:ellipse>
          <draw:ellipse draw:style-name="gr6" draw:text-style-name="P2" draw:layer="layout" svg:width="0.189cm" svg:height="0.404cm" draw:transform="rotate (-1.57079632679579) translate (5.149cm 2.822cm)" draw:kind="arc" draw:start-angle="180.43" draw:end-angle="0.26">
            <text:p/>
          </draw:ellipse>
          <draw:ellipse draw:style-name="gr7" draw:text-style-name="P2" draw:layer="layout" svg:width="0.19cm" svg:height="0.403cm" draw:transform="rotate (-1.57079632679579) translate (5.149cm 3.01cm)" draw:kind="arc" draw:start-angle="180.43" draw:end-angle="0.26">
            <text:p/>
          </draw:ellipse>
          <draw:line draw:style-name="gr8" draw:text-style-name="P2" draw:layer="layout" svg:x1="4.948cm" svg:y1="3.2cm" svg:x2="4.948cm" svg:y2="3.316cm">
            <text:p/>
          </draw:line>
          <draw:line draw:style-name="gr9" draw:text-style-name="P2" draw:layer="layout" svg:x1="4.948cm" svg:y1="2.329cm" svg:x2="4.948cm" svg:y2="2.445cm">
            <text:p/>
          </draw:line>
        </draw:g>
        <draw:g>
          <draw:glue-point draw:id="4" svg:x="-2.136cm" svg:y="-5.375cm"/>
          <draw:glue-point draw:id="5" svg:x="-2.136cm" svg:y="5.375cm"/>
          <draw:rect draw:style-name="gr10" draw:text-style-name="P3" draw:layer="layout" svg:width="0.195cm" svg:height="0.502cm" svg:x="4.844cm" svg:y="0.565cm">
            <text:p/>
          </draw:rect>
          <draw:line draw:style-name="gr11" draw:text-style-name="P3" draw:layer="layout" svg:x1="4.94cm" svg:y1="1.063cm" svg:x2="4.94cm" svg:y2="1.213cm">
            <text:p/>
          </draw:line>
          <draw:line draw:style-name="gr12" draw:text-style-name="P3" draw:layer="layout" svg:x1="4.94cm" svg:y1="0.565cm" svg:x2="4.94cm" svg:y2="0.413cm">
            <text:p/>
          </draw:line>
          <draw:line draw:style-name="gr13" draw:text-style-name="P3" draw:layer="layout" svg:x1="5.179cm" svg:y1="0.815cm" svg:x2="5.036cm" svg:y2="0.815cm">
            <text:p/>
          </draw:line>
        </draw:g>
        <draw:line draw:style-name="gr3" draw:text-style-name="P1" draw:layer="layout" svg:x1="4.956cm" svg:y1="3.322cm" svg:x2="4.956cm" svg:y2="3.576cm">
          <text:p/>
        </draw:line>
        <draw:g>
          <draw:line draw:style-name="gr14" draw:text-style-name="P4" draw:layer="layout" svg:x1="4.022cm" svg:y1="0.412cm" svg:x2="3.845cm" svg:y2="0.412cm">
            <text:p/>
          </draw:line>
          <draw:rect draw:style-name="gr15" draw:text-style-name="P5" draw:layer="layout" svg:width="-0.532cm" svg:height="-0.234cm" svg:x="3.846cm" svg:y="0.528cm">
            <text:p/>
          </draw:rect>
          <draw:line draw:style-name="gr16" draw:text-style-name="P4" draw:layer="layout" svg:x1="3.138cm" svg:y1="0.412cm" svg:x2="3.315cm" svg:y2="0.412cm">
            <text:p/>
          </draw:line>
        </draw:g>
        <draw:g>
          <draw:line draw:style-name="gr14" draw:text-style-name="P4" draw:layer="layout" svg:x1="4.949cm" svg:y1="2.337cm" svg:x2="4.949cm" svg:y2="2.16cm">
            <text:p/>
          </draw:line>
          <draw:rect draw:style-name="gr15" draw:text-style-name="P5" draw:layer="layout" svg:width="0.532cm" svg:height="0.234cm" draw:transform="rotate (1.5707963267946) translate (4.833cm 2.161cm)">
            <text:p/>
          </draw:rect>
          <draw:line draw:style-name="gr16" draw:text-style-name="P4" draw:layer="layout" svg:x1="4.949cm" svg:y1="1.453cm" svg:x2="4.949cm" svg:y2="1.63cm">
            <text:p/>
          </draw:line>
        </draw:g>
        <draw:line draw:style-name="gr3" draw:text-style-name="P1" draw:layer="layout" svg:x1="4.945cm" svg:y1="1.463cm" svg:x2="4.945cm" svg:y2="1.209cm">
          <text:p/>
        </draw:line>
        <draw:line draw:style-name="gr3" draw:text-style-name="P1" draw:layer="layout" svg:x1="2.376cm" svg:y1="1.422cm" svg:x2="2.375cm" svg:y2="0.405cm">
          <text:p/>
        </draw:line>
        <draw:line draw:style-name="gr3" draw:text-style-name="P1" draw:layer="layout" svg:x1="5.179cm" svg:y1="0.803cm" svg:x2="5.179cm" svg:y2="0.406cm">
          <text:p/>
        </draw:line>
        <draw:frame draw:style-name="gr17" draw:layer="layout" svg:width="0.638cm" svg:height="0.529cm" svg:x="2.996cm" svg:y="0.5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layer="layout" svg:width="0.693cm" svg:height="0.529cm" svg:x="5.108cm" svg:y="1.5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layer="layout" svg:width="0.66cm" svg:height="0.53cm" svg:x="1.533cm" svg:y="1.53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layer="layout" svg:width="0.459cm" svg:height="0.467cm" svg:x="6.816cm" svg:y="1.65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8" draw:layer="layout" svg:width="0.875cm" svg:height="0.965cm" svg:x="1.381cm" svg:y="0.762cm">
          <draw:text-box>
            <text:p>+</text:p>
          </draw:text-box>
        </draw:frame>
        <draw:frame draw:style-name="gr19" draw:layer="layout" svg:width="0.714cm" svg:height="0.962cm" svg:x="1.442cm" svg:y="1.73cm">
          <draw:text-box>
            <text:p>-</text:p>
          </draw:text-box>
        </draw:frame>
        <draw:frame draw:style-name="gr18" draw:layer="layout" svg:width="0.875cm" svg:height="0.965cm" svg:x="6.673cm" svg:y="0.427cm">
          <draw:text-box>
            <text:p>+</text:p>
          </draw:text-box>
        </draw:frame>
        <draw:frame draw:style-name="gr20" draw:layer="layout" svg:width="0.714cm" svg:height="0.962cm" svg:x="6.755cm" svg:y="2.421cm">
          <draw:text-box>
            <text:p>-</text:p>
          </draw:text-box>
        </draw:frame>
        <draw:line draw:style-name="gr21" draw:text-style-name="P1" draw:layer="layout" svg:x1="4.561cm" svg:y1="0.64cm" svg:x2="3.646cm" svg:y2="0.64cm">
          <text:p/>
        </draw:line>
        <draw:frame draw:style-name="gr17" draw:layer="layout" svg:width="0.573cm" svg:height="0.528cm" svg:x="3.876cm" svg:y="0.67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3" draw:text-style-name="P1" draw:layer="layout" svg:x1="3.169cm" svg:y1="0.406cm" svg:x2="2.367cm" svg:y2="0.406cm">
          <text:p/>
        </draw:line>
        <draw:line draw:style-name="gr21" draw:text-style-name="P1" draw:layer="layout" svg:x1="4.54cm" svg:y1="1.473cm" svg:x2="4.54cm" svg:y2="2.388cm">
          <text:p/>
        </draw:line>
        <draw:frame draw:style-name="gr17" draw:layer="layout" svg:width="0.63cm" svg:height="0.528cm" svg:x="3.835cm" svg:y="1.6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layer="layout" svg:width="0.693cm" svg:height="0.588cm" svg:x="5.168cm" svg:y="0.4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7" draw:layer="layout" svg:width="0.67cm" svg:height="0.529cm" svg:x="5.161cm" svg:y="2.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1" draw:text-style-name="P1" draw:layer="layout" svg:x1="6.929cm" svg:y1="0.629cm" svg:x2="6.014cm" svg:y2="0.629cm">
          <text:p/>
        </draw:line>
        <draw:frame draw:style-name="gr17" draw:layer="layout" svg:width="0.573cm" svg:height="0.528cm" svg:x="6.163cm" svg:y="0.64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6" draw:display-name="Hatch 636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R</math:mi>
      <math:mi>q</math:mi>
    </math:msub>
    <math:annotation math:encoding="StarMath 5.0">R_q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R</math:mi>
      <math:mi>m</math:mi>
    </math:msub>
    <math:annotation math:encoding="StarMath 5.0">R_m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I</math:mi>
      <math:mi>m</math:mi>
    </math:msub>
    <math:annotation math:encoding="StarMath 5.0">I_m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sup>
      <math:mi>R</math:mi>
      <math:mi>m</math:mi>
      <math:mi>'</math:mi>
    </math:msubsup>
    <math:annotation math:encoding="StarMath 5.0">R^{'}_m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E</math:mi>
      <math:mi>q</math:mi>
    </math:msub>
    <math:annotation math:encoding="StarMath 5.0">E_q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L</math:mi>
      <math:mi>m</math:mi>
    </math:msub>
    <math:annotation math:encoding="StarMath 5.0">L_m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I</math:mi>
      <math:mi>q</math:mi>
    </math:msub>
    <math:annotation math:encoding="StarMath 5.0">I_q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I</math:mi>
      <math:mi>b</math:mi>
    </math:msub>
    <math:annotation math:encoding="StarMath 5.0">I_b</math:annotation>
  </math:semantics>
</math:math>
</file>